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c6d" officeooo:paragraph-rsid="001b9c6d"/>
    </style:style>
    <style:style style:name="P2" style:family="paragraph" style:parent-style-name="Standard">
      <style:text-properties officeooo:rsid="001c0b1b" officeooo:paragraph-rsid="001c0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document.</text:p>
      <text:p text:style-name="P2">Added line 2 for version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unt</meta:initial-creator>
    <meta:creation-date>2017-06-10T15:12:43.901753465</meta:creation-date>
    <dc:date>2017-06-10T15:17:28.641561603</dc:date>
    <dc:creator>Tom Hunt</dc:creator>
    <meta:editing-duration>PT1M56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2" meta:word-count="9" meta:character-count="48" meta:non-whitespace-character-count="41"/>
  </office:meta>
</office:document-meta>
</file>